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2" svg:font-family="'Courier New'" style:font-family-generic="modern"/>
    <style:font-face style:name="Courier New" svg:font-family="'Courier New'" style:font-family-generic="modern" style:font-pitch="fixed"/>
    <style:font-face style:name="Courier New1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code">
      <style:text-properties fo:font-weight="bold" style:font-weight-asian="bold" style:font-weight-complex="bold"/>
    </style:style>
    <style:style style:name="P3" style:family="paragraph" style:parent-style-name="Standard" style:list-style-name="List_20_3"/>
    <style:style style:name="P4" style:family="paragraph" style:parent-style-name="code">
      <style:text-properties fo:color="#000000"/>
    </style:style>
    <style:style style:name="P5" style:family="paragraph" style:parent-style-name="code">
      <style:text-properties fo:color="#000000" fo:font-weight="bold" style:font-weight-asian="bold" style:font-weight-complex="bold"/>
    </style:style>
    <style:style style:name="P6" style:family="paragraph" style:parent-style-name="Text_20_body" style:list-style-name="List_20_3"/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2a00ff"/>
    </style:style>
    <style:style style:name="T5" style:family="text">
      <style:text-properties fo:color="#7f0055"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underline-style="solid" style:text-underline-width="auto" style:text-underline-color="font-color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10"><text:a xlink:type="simple" xlink:href="#__RefHeading__1888_411638796" text:style-name="Internet_20_link" text:visited-style-name="Internet_20_link">1. </text:a>Aufgaben: Funktionen<text:tab/>1</text:p>
          <text:p text:style-name="P11"><text:a xlink:type="simple" xlink:href="#__RefHeading__1890_411638796" text:style-name="Internet_20_link" text:visited-style-name="Internet_20_link">1.1. </text:a>Absolutes MUSS<text:tab/>1</text:p>
          <text:p text:style-name="P11"><text:a xlink:type="simple" xlink:href="#__RefHeading__1904_411638796" text:style-name="Internet_20_link" text:visited-style-name="Internet_20_link">1.2. </text:a>Aufgaben: verschiedenes<text:tab/>1</text:p>
          <text:p text:style-name="P12"><text:a xlink:type="simple" xlink:href="#__RefHeading__1906_411638796" text:style-name="Internet_20_link" text:visited-style-name="Internet_20_link">1.2.1. </text:a>Aufgabe: FKTflaeche<text:tab/>1</text:p>
          <text:p text:style-name="P12"><text:a xlink:type="simple" xlink:href="#__RefHeading__1908_411638796" text:style-name="Internet_20_link" text:visited-style-name="Internet_20_link">1.2.2. </text:a>Aufgabe: FKTremoveVovel<text:tab/>2</text:p>
          <text:p text:style-name="P12"><text:a xlink:type="simple" xlink:href="#__RefHeading__1910_411638796" text:style-name="Internet_20_link" text:visited-style-name="Internet_20_link">1.2.3. </text:a>Aufgabe: FKTgetMorse<text:tab/>2</text:p>
          <text:p text:style-name="P12"><text:a xlink:type="simple" xlink:href="#__RefHeading__1912_411638796" text:style-name="Internet_20_link" text:visited-style-name="Internet_20_link">1.2.4. </text:a>Aufgabe: FKTprintUnderline<text:tab/>3</text:p>
          <text:p text:style-name="P12"><text:a xlink:type="simple" xlink:href="#__RefHeading__1914_411638796" text:style-name="Internet_20_link" text:visited-style-name="Internet_20_link">1.2.5. </text:a>Aufgabe: FKTisAnagram<text:tab/>3</text:p>
          <text:p text:style-name="P11"><text:a xlink:type="simple" xlink:href="#__RefHeading__1916_411638796" text:style-name="Internet_20_link" text:visited-style-name="Internet_20_link">1.3. </text:a>Aufgaben: Strings und Zahlensysteme<text:tab/>3</text:p>
          <text:p text:style-name="P12"><text:a xlink:type="simple" xlink:href="#__RefHeading__1918_411638796" text:style-name="Internet_20_link" text:visited-style-name="Internet_20_link">1.3.1. </text:a>Aufgabe: FKTzahlenSysteme<text:tab/>4</text:p>
          <text:p text:style-name="P11"><text:a xlink:type="simple" xlink:href="#__RefHeading__1920_411638796" text:style-name="Internet_20_link" text:visited-style-name="Internet_20_link">1.4. </text:a>Fragen<text:tab/>4</text:p>
        </text:index-body>
      </text:table-of-content>
      <text:p text:style-name="Text_20_body"/>
      <text:h text:style-name="Heading_20_1" text:outline-level="1" text:restart-numbering="true" text:start-value="-1"><text:bookmark-start text:name="__RefHeading__1888_411638796"/>Aufgaben: Funktionen<text:bookmark-end text:name="__RefHeading__1888_411638796"/></text:h>
      <text:h text:style-name="Heading_20_2" text:outline-level="2"><text:bookmark-start text:name="__RefHeading__1890_411638796"/>Absolutes MUSS<text:bookmark-end text:name="__RefHeading__1890_411638796"/></text:h>
      <text:list xml:id="list4629194854940638523" text:style-name="List_20_3">
        <text:list-item>
          <text:p text:style-name="P6">Jedes Programm muss folg. <text:span text:style-name="T1">Programmheader</text:span> haben</text:p>
        </text:list-item>
      </text:list>
      <text:p text:style-name="Preformatted_20_Text">/**</text:p>
      <text:p text:style-name="Preformatted_20_Text"><text:s/>* Hausübung: FUNKTIONEN</text:p>
      <text:p text:style-name="Preformatted_20_Text"><text:s/>* @author Vorname Nachname (Klasse: ????)</text:p>
      <text:p text:style-name="Preformatted_20_Text"><text:s/>* @file ???????</text:p>
      <text:p text:style-name="Preformatted_20_Text"><text:s/>* @date ???????</text:p>
      <text:p text:style-name="Preformatted_20_Text"><text:s/>*/</text:p>
      <text:p text:style-name="Preformatted_20_Text"><text:s/></text:p>
      <text:list xml:id="list91405757139215" text:continue-numbering="true" text:style-name="List_20_3">
        <text:list-item>
          <text:p text:style-name="P3">Jedes Programm muss ausreichend <text:span text:style-name="T1">kommentiert</text:span> sein.</text:p>
        </text:list-item>
        <text:list-item>
          <text:p text:style-name="P3">In jedem Programm müssen <text:span text:style-name="T1">aussagekräftige Variablennamen</text:span> verwendet werden</text:p>
        </text:list-item>
        <text:list-item>
          <text:p text:style-name="P3">Jedes Programm muss <text:span text:style-name="T1">fehlerfrei</text:span> funktionieren.</text:p>
        </text:list-item>
        <text:list-item>
          <text:p text:style-name="P3"><text:span text:style-name="T1">Kopieren verboten</text:span>. Jedes Beispiel kann ein Testbeispiel sein.</text:p>
        </text:list-item>
      </text:list>
      <text:p text:style-name="Text_20_body"/>
      <text:h text:style-name="Heading_20_2" text:outline-level="2"><text:bookmark-start text:name="__RefHeading__1904_411638796"/>Aufgaben: verschiedenes<text:bookmark-end text:name="__RefHeading__1904_411638796"/></text:h>
      <text:h text:style-name="Heading_20_3" text:outline-level="3"><text:bookmark-start text:name="__RefHeading__1906_411638796"/>Aufgabe: FKTflaeche<text:bookmark-end text:name="__RefHeading__1906_411638796"/></text:h>
      <text:p text:style-name="Text_20_body">Programmieren Sie die <text:span text:style-name="T7">Funktion</text:span> </text:p>
      <text:p text:style-name="code"><text:span text:style-name="Source_20_Text">int FKTflaeche(int x1, int y1, int x2, int y2);</text:span></text:p>
      <text:p text:style-name="Text_20_body"/>
      <text:p text:style-name="Text_20_body">,die die Fläche eines Rechteckes berechnet. Dabei werden als Parameter die X/Y-Koordinaten zweier Punkte (die Eckpunkte eines Rechtecks) übergeben.</text:p>
      <text:p text:style-name="Text_20_body">Erstellen Sie ein Testprogramm: FKTflaeche.c</text:p>
      <text:p text:style-name="code"><text:span text:style-name="Source_20_Text">...</text:span></text:p>
      <text:p text:style-name="code"><text:span text:style-name="Source_20_Text">int FKTflaeche(int x1, int y1, int x2, int y2);</text:span></text:p>
      <text:p text:style-name="code"><text:span text:style-name="Source_20_Text"/></text:p>
      <text:p text:style-name="code"><text:span text:style-name="Source_20_Text">int main(){</text:span></text:p>
      <text:p text:style-name="code"><text:span text:style-name="Source_20_Text"><text:tab/>int linksOben_x, linksOben_y;</text:span></text:p>
      <text:p text:style-name="code"><text:soft-page-break/><text:span text:style-name="Source_20_Text"><text:tab/>int rechtsUnten_x, rechtsUnten_y;</text:span></text:p>
      <text:p text:style-name="code"><text:span text:style-name="Source_20_Text"><text:tab/>int flaeche;</text:span></text:p>
      <text:p text:style-name="code"><text:span text:style-name="Source_20_Text"/></text:p>
      <text:p text:style-name="code"><text:tab/>… // Koordinaten vom Benutzer einlesen</text:p>
      <text:p text:style-name="code"/>
      <text:p text:style-name="code"><text:tab/>flaeche= FKTflaeche(<text:span text:style-name="Source_20_Text">linksOben_x</text:span>,<text:span text:style-name="Source_20_Text">linksOben_y</text:span>,<text:line-break/><text:tab/><text:tab/><text:tab/><text:tab/><text:span text:style-name="Source_20_Text">rechtsUnten_x, rechtsUnten_y</text:span>);</text:p>
      <text:p text:style-name="code"/>
      <text:p text:style-name="code"><text:tab/>… // Ausgabe</text:p>
      <text:p text:style-name="code"/>
      <text:p text:style-name="code"><text:tab/>// Die Ausgabe des Programms sieht folgendermaßen aus.</text:p>
      <text:p text:style-name="code"><text:span text:style-name="Source_20_Text"><text:tab/>//Die Flaeche betraegt: 400 <text:s/>(X1=10,Y1=10, X2=30,Y2=30)</text:span></text:p>
      <text:p text:style-name="code"><text:span text:style-name="Source_20_Text"><text:tab/></text:span></text:p>
      <text:p text:style-name="code"><text:span text:style-name="Source_20_Text">...</text:span></text:p>
      <text:p text:style-name="code"><text:span text:style-name="Source_20_Text">}</text:span></text:p>
      <text:p text:style-name="Text_20_body"><text:span text:style-name="Source_20_Text"/></text:p>
      <text:p text:style-name="Text_20_body"><text:span text:style-name="Source_20_Text"/></text:p>
      <text:h text:style-name="Heading_20_3" text:outline-level="3"><text:bookmark-start text:name="__RefHeading__1908_411638796"/>Aufgabe: FKTremoveVovel<text:bookmark-end text:name="__RefHeading__1908_411638796"/></text:h>
      <text:p text:style-name="Text_20_body">Man ist der Ansicht, dass auch nach dem Entfernen von Vokalen der Text noch lesbar bleibt. Schreibe eine <text:span text:style-name="T7">Funktion</text:span> </text:p>
      <text:p text:style-name="code">void<text:span text:style-name="Source_20_Text"> removeVovel(char s[])</text:span></text:p>
      <text:p text:style-name="Text_20_body">,die aus einem Text <text:span text:style-name="Source_20_Text">s</text:span> die Vokale entfernt. Stimmt es, was die Wissenschaftler sagen? </text:p>
      <text:p text:style-name="Text_20_body"/>
      <text:p text:style-name="Text_20_body">Erstelle ein Testprogramm.</text:p>
      <text:p text:style-name="Text_20_body"/>
      <text:h text:style-name="Heading_20_3" text:outline-level="3"><text:bookmark-start text:name="__RefHeading__1910_411638796"/>Aufgabe: FKTgetMorse<text:bookmark-end text:name="__RefHeading__1910_411638796"/></text:h>
      <text:p text:style-name="Text_20_body">Ein Morse-Funkspruch besteht aus kurzen und langen Symbolen, die mit . und - angedeutet sind. Jeder Buchstabe ist durch ein Leerzeichen getrennt. Kopiere die folgende Definition in ein Programm, welches einen String in das Morse-Alphabet umsetzt. </text:p>
      <text:p text:style-name="Preformatted_20_Text">// A .- <text:s text:c="5"/>N -. <text:s text:c="5"/>0 -----</text:p>
      <text:p text:style-name="Preformatted_20_Text">// B -... <text:s text:c="3"/>O --- <text:s text:c="4"/>1 .----</text:p>
      <text:p text:style-name="Preformatted_20_Text">// C -.-. <text:s text:c="3"/>P .--. <text:s text:c="3"/>2 ..---</text:p>
      <text:p text:style-name="Preformatted_20_Text">// D -.. <text:s text:c="4"/>Q --.- <text:s text:c="3"/>3 ...--</text:p>
      <text:p text:style-name="Preformatted_20_Text">// E . <text:s text:c="6"/>R .-. <text:s text:c="4"/>4 ....-</text:p>
      <text:p text:style-name="Preformatted_20_Text">// F ..-. <text:s text:c="3"/>S ... <text:s text:c="4"/>5 .....</text:p>
      <text:p text:style-name="Preformatted_20_Text">// G --. <text:s text:c="4"/>T - <text:s text:c="6"/>6 -....</text:p>
      <text:p text:style-name="Preformatted_20_Text">// H .... <text:s text:c="3"/>U ..- <text:s text:c="4"/>7 --...</text:p>
      <text:p text:style-name="Preformatted_20_Text">// I .. <text:s text:c="5"/>V ...- <text:s text:c="3"/>8 ---..</text:p>
      <text:p text:style-name="Preformatted_20_Text">// J .--- <text:s text:c="3"/>W .-- <text:s text:c="4"/>9 ----.</text:p>
      <text:p text:style-name="Preformatted_20_Text">// K -.- <text:s text:c="4"/>X -..- </text:p>
      <text:p text:style-name="Preformatted_20_Text">// L .-.. <text:s text:c="3"/>Y -.-- </text:p>
      <text:p text:style-name="Preformatted_20_Text">// M -- <text:s text:c="5"/>Z --..</text:p>
      <text:p text:style-name="Text_20_body">Nicht bekannte Zeichen sollen übersprungen werden.</text:p>
      <text:p text:style-name="Text_20_body">Erstelle die Funktion:</text:p>
      <text:p text:style-name="code">void FKTgetMorse(char s[], char s_morse[]);</text:p>
      <text:p text:style-name="Text_20_body"/>
      <text:p text:style-name="Text_20_body">Erstelle ein Testprogramm:</text:p>
      <text:p text:style-name="code"><text:soft-page-break/>...</text:p>
      <text:p text:style-name="code">char text[]= “HALLO, WELT“;</text:p>
      <text:p text:style-name="code">char text_morse[1024];</text:p>
      <text:p text:style-name="code">FKTgetMorse(text, text_morse);</text:p>
      <text:p text:style-name="code">...</text:p>
      <text:p text:style-name="Text_20_body"/>
      <text:p text:style-name="Text_20_body"/>
      <text:h text:style-name="Heading_20_3" text:outline-level="3"><text:bookmark-start text:name="__RefHeading__1912_411638796"/>Aufgabe: FKTprintUnderline<text:bookmark-end text:name="__RefHeading__1912_411638796"/></text:h>
      <text:p text:style-name="Text_20_body">Eine Funktion </text:p>
      <text:p text:style-name="code"><text:span text:style-name="Source_20_Text">void printUnderline(char s[], char underline[]);</text:span> </text:p>
      <text:p text:style-name="Text_20_body"/>
      <text:p text:style-name="Text_20_body">soll die Zeichenkette <text:span text:style-name="Source_20_Text">underline</text:span> in <text:span text:style-name="Source_20_Text">s</text:span> unterstreichen. Dazu sollen zwei Ausgabezeilen aufgebaut werden, etwa so:</text:p>
      <text:p text:style-name="Preformatted_20_Text">Man wird nicht dadurch besser, dass man andere schlecht macht.</text:p>
      <text:p text:style-name="P1"><text:s text:c="23"/>------</text:p>
      <text:p text:style-name="Standard">Hier ein Aufruf:</text:p>
      <text:p text:style-name="code">printUnderline(“Man wird nicht dadurch besser, dass man andere schlecht macht.“, “besser“);</text:p>
      <text:p text:style-name="Standard"><text:s/></text:p>
      <text:p text:style-name="Standard">Erstellen Sie ein Testprogramm.</text:p>
      <text:p text:style-name="Standard"/>
      <text:p text:style-name="Standard"/>
      <text:h text:style-name="Heading_20_3" text:outline-level="3"><text:bookmark-start text:name="__RefHeading__1914_411638796"/>Aufgabe: FKTisAnagram<text:bookmark-end text:name="__RefHeading__1914_411638796"/></text:h>
      <text:p text:style-name="Text_20_body">Schreibe eine Funktion</text:p>
      <text:p text:style-name="code">int <text:span text:style-name="Source_20_Text">isAnagramm(char s1[], char s2[])</text:span></text:p>
      <text:p text:style-name="Text_20_body"><text:span text:style-name="Source_20_Text"/></text:p>
      <text:p text:style-name="Text_20_body">, um zu testen, ob zwei Zeichenketten Anagramme sind. In einem Anagramm kommen dieselben Zeichen möglicherweise in anderer Reihenfolge vor. Zum Beispiel stellen folgende Zeilen Anagramme dar: </text:p>
      <text:list xml:id="list5059850635799094794" text:style-name="L1">
        <text:list-item>
          <text:p text:style-name="P9"><text:span text:style-name="Source_20_Text">Mildred Smedley</text:span> </text:p>
        </text:list-item>
        <text:list-item>
          <text:p text:style-name="P7"><text:span text:style-name="Source_20_Text">slid remedy meld</text:span> </text:p>
        </text:list-item>
      </text:list>
      <text:p text:style-name="Text_20_body">Gebe jeweils die Eingabezeilen und eine der folgenden Meldungen aus: "Ja, obige Zeilen sind Anagramme" oder "Nein, obige Zeilen sind keine Anagramme." Man kann davon ausgehen, dass die Zeilen keine Groß- und Kleinbuchstaben sowie Leerzeichen enthalten. </text:p>
      <text:p text:style-name="Text_20_body">Optional: Bei dem Vergleich der Eingabezeilen sollen Leerzeichen ignoriert und Groß- und Kleinbuchstaben als gleich betrachtet werden. </text:p>
      <text:p text:style-name="Text_20_body"/>
      <text:h text:style-name="Heading_20_2" text:outline-level="2"><text:bookmark-start text:name="__RefHeading__1916_411638796"/>Aufgaben: Strings und Zahlensysteme<text:bookmark-end text:name="__RefHeading__1916_411638796"/></text:h>
      <text:p text:style-name="Text_20_body">Die folgenden Aufgaben sollen die Umwandlung von numerischen Zahlenwerten in Texte/Strings und umgekehrt behandeln.</text:p>
      <text:p text:style-name="Text_20_body"/>
      <text:list xml:id="list2974590226043141163" text:style-name="L2">
        <text:list-item>
          <text:p text:style-name="P8"><text:soft-page-break/>Erstellen Sie ein Testprogramm</text:p>
        </text:list-item>
      </text:list>
      <text:h text:style-name="Heading_20_3" text:outline-level="3"><text:bookmark-start text:name="__RefHeading__1918_411638796"/>Aufgabe: FKTzahlenSysteme<text:bookmark-end text:name="__RefHeading__1918_411638796"/></text:h>
      <text:p text:style-name="P4">…</text:p>
      <text:p text:style-name="P5">// Programmieren Sie die folgenden Funktionen und</text:p>
      <text:p text:style-name="P5">// testen Sie diese<text:line-break/></text:p>
      <text:p text:style-name="P5">int FKThex2int(char s[]);</text:p>
      <text:p text:style-name="P2">int dezimal2int(char ziffern[]);</text:p>
      <text:p text:style-name="P2">int hex2int(char ziffern[]);</text:p>
      <text:p text:style-name="P2">int dual2int(char ziffern[]);</text:p>
      <text:p text:style-name="P2"/>
      <text:p text:style-name="P2">void int2dezString(int zahl, char ziffern[]);</text:p>
      <text:p text:style-name="P2">void int2hexString(int zahl, char ziffern[]);</text:p>
      <text:p text:style-name="P2">void int2dualString(int zahl, char ziffern[]);</text:p>
      <text:p text:style-name="P5"/>
      <text:p text:style-name="P4"/>
      <text:p text:style-name="P4">int main(){</text:p>
      <text:p text:style-name="code"><text:tab/>char input[128];</text:p>
      <text:p text:style-name="P4"><text:tab/>char output[128];</text:p>
      <text:p text:style-name="code"><text:span text:style-name="T3"><text:tab/></text:span><text:span text:style-name="T5">int</text:span><text:span text:style-name="T2"> zahl;</text:span></text:p>
      <text:p text:style-name="code"/>
      <text:p text:style-name="code"><text:tab/>puts(<text:span text:style-name="T4">"Bitte eine HEX Zahl(A-F0-9): "</text:span><text:span text:style-name="T2">);</text:span></text:p>
      <text:p text:style-name="P4"><text:tab/><text:tab/></text:p>
      <text:p text:style-name="P2"><text:tab/>zahl= FKT<text:span text:style-name="T6">hex2int</text:span>(input);</text:p>
      <text:p text:style-name="code"><text:span text:style-name="T2"><text:tab/>printf(</text:span><text:span text:style-name="T4">"%s hat den Wert: %i\n", </text:span><text:span text:style-name="T2">input</text:span><text:span text:style-name="T4">, </text:span><text:span text:style-name="T2">zahl);</text:span></text:p>
      <text:p text:style-name="code"/>
      <text:p text:style-name="code">…</text:p>
      <text:p text:style-name="code"><text:tab/></text:p>
      <text:p text:style-name="code"><text:tab/>puts(<text:span text:style-name="T4">"Bitte eine Zahl(0-32): "</text:span><text:span text:style-name="T2">);</text:span></text:p>
      <text:p text:style-name="code"><text:span text:style-name="T2"><text:tab/>scanf(</text:span><text:span text:style-name="T4">"%i", </text:span><text:span text:style-name="T2">&amp;zahl);</text:span></text:p>
      <text:p text:style-name="code"><text:tab/>int2dualString(zahl, output);<text:line-break/><text:span text:style-name="T2"><text:tab/>printf(</text:span><text:span text:style-name="T4">"%i hat den Dualstring: %s\n", </text:span><text:span text:style-name="T2">zahl, output);</text:span></text:p>
      <text:p text:style-name="code">…</text:p>
      <text:p text:style-name="code"/>
      <text:p text:style-name="code">}</text:p>
      <text:p text:style-name="code"/>
      <text:p text:style-name="Text_20_body"/>
      <text:h text:style-name="Heading_20_2" text:outline-level="2"><text:bookmark-start text:name="__RefHeading__1920_411638796"/>Fragen<text:bookmark-end text:name="__RefHeading__1920_411638796"/></text:h>
      <text:p text:style-name="Text_20_body">Schreiben Sie auf einem leeren Blatt Papier Ihren Namen und das aktuelle Datum. Überschrift:</text:p>
      <text:p text:style-name="Text_20_body">Meine Programmiertestvorbereitung</text:p>
      <text:p text:style-name="Text_20_body">Schreiben Sie auswendig ein Beispiel für:</text:p>
      <text:list xml:id="list91405784044219" text:continue-list="list91405757139215" text:style-name="List_20_3">
        <text:list-item>
          <text:p text:style-name="P6">int fakt(int n); <text:s/>//fakulaet: n!= 1*2* <text:s text:c="2"/>* n</text:p>
        </text:list-item>
        <text:list-item>
          <text:p text:style-name="P6">int sum(int n);</text:p>
        </text:list-item>
        <text:list-item>
          <text:p text:style-name="P6">int fibonacci(int n)<text:line-break/>Berechnet die Fibonacci-Zahl n. (s. Google)</text:p>
        </text:list-item>
        <text:list-item>
          <text:p text:style-name="P6">Globale und loakle Variablen</text:p>
        </text:list-item>
        <text:list-item>
          <text:p text:style-name="P6"><text:soft-page-break/>int getMax (int arr[])</text:p>
        </text:list-item>
        <text:list-item>
          <text:p text:style-name="P6">int isPrim(int zahl)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2" svg:font-family="'Courier New'" style:font-family-generic="modern"/>
    <style:font-face style:name="Courier New" svg:font-family="'Courier New'" style:font-family-generic="modern" style:font-pitch="fixed"/>
    <style:font-face style:name="Courier New1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code" style:family="paragraph" style:class="text" style:master-page-name="">
      <style:paragraph-properties style:page-number="auto" fo:background-color="#ccffff" fo:padding="0.049cm" fo:border="0.06pt solid #993366" style:shadow="none">
        <style:background-image/>
      </style:paragraph-properties>
      <style:text-properties style:font-name="Courier New1" fo:font-family="'Courier New'" style:font-style-name="Standard" style:font-family-generic="modern" style:font-pitch="fixed" fo:font-size="11pt"/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2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2" fo:font-family="'Courier New'" style:font-family-generic="modern" fo:font-size="10pt" style:font-size-asian="10pt" style:font-name-complex="Courier New2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2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2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2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2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2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2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2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-and-extension">01-aufgaben-funktionen.odt</text:file-name><text:tab/>Arbeitsunterlage</text:p>
      </style:header>
      <style:footer>
        <text:p text:style-name="Footer">Informatik<text:tab/><text:tab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MacOSX_x86 LibreOffice_project/70feb7d99726f064edab4605a8ab840c50ec57a</meta:generator>
    <meta:initial-creator>Anton Hofmann</meta:initial-creator>
    <meta:creation-date>2007-09-23T20:56:24</meta:creation-date>
    <dc:creator>Anton Hofmann</dc:creator>
    <dc:date>2014-02-08T09:14:03.833945000</dc:date>
    <dc:language>de-DE</dc:language>
    <meta:editing-cycles>46</meta:editing-cycles>
    <meta:editing-duration>PT13H31M45S</meta:editing-duration>
    <meta:printed-by>Anton Hofmann</meta:printed-by>
    <meta:print-date>2010-01-07T22:07:28</meta:print-date>
    <meta:document-statistic meta:table-count="0" meta:image-count="0" meta:object-count="0" meta:page-count="5" meta:paragraph-count="134" meta:word-count="723" meta:character-count="5041" meta:non-whitespace-character-count="4302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C:/Dokumente%20und%20Einstellungen/ahofmann/Anwendungsdaten/OpenOffice.org2/user/template/arbeitsunterlage.ott" meta:date="2008-02-22T09:25:27"/>
  </office:meta>
</office:document-meta>
</file>